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1075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officeooo:paragraph-rsid="0002c5c5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2">
      <style:text-properties style:font-name="Liberation Serif" fo:font-size="12pt" officeooo:paragraph-rsid="00001075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01075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3e397" style:font-size-asian="12pt" style:font-size-complex="12pt"/>
    </style:style>
    <style:style style:name="P8" style:family="paragraph" style:parent-style-name="Standard">
      <style:text-properties style:font-name="Liberation Serif" fo:font-size="12pt" fo:font-weight="bold" officeooo:rsid="0003e397" officeooo:paragraph-rsid="0003e39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03e397" officeooo:paragraph-rsid="0003e397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Liberation Serif" fo:font-size="12pt" fo:font-weight="normal" officeooo:rsid="0003e397" officeooo:paragraph-rsid="0003e397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text-properties style:font-name="Liberation Serif" fo:font-size="12pt" fo:font-weight="normal" officeooo:rsid="0003e397" officeooo:paragraph-rsid="0003e397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text-properties style:font-name="Liberation Serif" fo:font-size="12pt" fo:font-weight="normal" officeooo:rsid="000588b1" officeooo:paragraph-rsid="000588b1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officeooo:paragraph-rsid="00001075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officeooo:paragraph-rsid="0002c5c5" style:font-size-asian="12pt" style:font-size-complex="12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font-weight="normal" officeooo:rsid="0003e397" officeooo:paragraph-rsid="0003e397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01075" style:font-size-asian="12pt" style:font-size-complex="12pt"/>
    </style:style>
    <style:style style:name="T3" style:family="text">
      <style:text-properties style:font-name="Liberation Serif" fo:font-size="12pt" officeooo:rsid="0003a8e1" style:font-size-asian="12pt" style:font-size-complex="12pt"/>
    </style:style>
    <style:style style:name="T4" style:family="text">
      <style:text-properties officeooo:rsid="00001075"/>
    </style:style>
    <style:style style:name="T5" style:family="text">
      <style:text-properties officeooo:rsid="0002c5c5"/>
    </style:style>
    <style:style style:name="T6" style:family="text">
      <style:text-properties officeooo:rsid="0003e397"/>
    </style:style>
    <style:style style:name="T7" style:family="text">
      <style:text-properties officeooo:rsid="000588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3. </text:span>Queremos determinar el mercado meta de una guardería que vamos a instalar en un barrio de una ciudad. Para ello necesitamos hacer previamente una segmentación del mercado. ¿Qué criterios serían los más adecuados para agrupar a nuestros futuros clientes</text:p>
      <text:p text:style-name="P3">-<text:span text:style-name="T5">Geográfico, gente que viva en ese barrio.</text:span></text:p>
      <text:p text:style-name="P3">-<text:span text:style-name="T5">Familiares, personas con hijos</text:span></text:p>
      <text:p text:style-name="P3">-<text:span text:style-name="T5">Socioeconómico, medio-alto</text:span></text:p>
      <text:p text:style-name="P3"/>
      <text:list xml:id="list126229636" text:style-name="L1">
        <text:list-header>
          <text:p text:style-name="P4"/>
        </text:list-header>
      </text:list>
      <text:p text:style-name="P1"><text:span text:style-name="T2">4. </text:span><text:span text:style-name="T1">Una empresa quiere lanzar una línea de productos cosméticos para hombres. Sabe que todo su mercado no tiene las mismas necesidades y desearía segmentarlo para poder ofrecer a cada grupo productos adaptados.</text:span></text:p>
      <text:list xml:id="list3659233556" text:style-name="L2">
        <text:list-item>
          <text:p text:style-name="P5">Indica qué criterios deberían emplear para llevar a cabo la segmentación.</text:p>
          <text:p text:style-name="P13"><text:span text:style-name="T1">-</text:span><text:span text:style-name="T3">Socioeconómico</text:span></text:p>
          <text:p text:style-name="P13"><text:span text:style-name="T1">-</text:span><text:span text:style-name="T3">Estilo de vida </text:span></text:p>
        </text:list-item>
      </text:list>
      <text:p text:style-name="P6"/>
      <text:p text:style-name="P6"/>
      <text:p text:style-name="P6"/>
      <text:p text:style-name="P7"><text:span text:style-name="T6">5. </text:span>Una empresa se dedica al diseño, la creación y el mantenimiento de páginas web. En las</text:p>
      <text:p text:style-name="P6">proximidades de su oficina centra el aparcamiento es difícil, pero muy cerca existe un</text:p>
      <text:p text:style-name="P6">aparcamiento de pago. Al gerente se le ha ocurrido ofrecer aparcamiento gratis a sus</text:p>
      <text:p text:style-name="P6">clientes cuando acudan a su empresa, regalándoles un tique de aparcamiento cada vez</text:p>
      <text:p text:style-name="P6">que los visiten. ¿Cuáles son los niveles de producto que ofrece esta empresa?</text:p>
      <text:p text:style-name="P6"/>
      <text:p text:style-name="P8">Nivel ampliado</text:p>
      <text:p text:style-name="P8"/>
      <text:p text:style-name="P8"/>
      <text:p text:style-name="P9">6. Imagina que quieres montar un negocio de comida preparada:</text:p>
      <text:p text:style-name="P15">a. ¿Cuál es el producto básico? ¿Y el formal?</text:p>
      <text:p text:style-name="P15">La comida. La comida en su envase con el logo del negocio.</text:p>
      <text:p text:style-name="P15"/>
      <text:p text:style-name="P15">b. Piensa en cinco ventajas que puedan formar el producto ampliado.</text:p>
      <text:list xml:id="list1169236438" text:style-name="L3">
        <text:list-item>
          <text:p text:style-name="P10">Envío a domicilio</text:p>
        </text:list-item>
        <text:list-item>
          <text:p text:style-name="P10">Descuentos</text:p>
        </text:list-item>
      </text:list>
      <text:p text:style-name="P15"/>
      <text:p text:style-name="P15">c. Determina el mercado meta de tu empresa.</text:p>
      <text:p text:style-name="P15"/>
      <text:p text:style-name="P15">Segmentación del mercado:</text:p>
      <text:list xml:id="list477629832" text:style-name="L5">
        <text:list-item>
          <text:p text:style-name="P11">Criterio de edad → 18-30</text:p>
        </text:list-item>
        <text:list-item>
          <text:p text:style-name="P11">Estilo de vida → Gente que no sepa cocinar, gente sin tiempo.</text:p>
        </text:list-item>
        <text:list-item>
          <text:p text:style-name="P11">Criterio geográfico → <text:span text:style-name="T7">Si</text:span></text:p>
        </text:list-item>
        <text:list-item>
          <text:p text:style-name="P12">Indiferenciada</text:p>
        </text:list-item>
      </text:list>
      <text:p text:style-name="P15"/>
      <text:p text:style-name="P15">d. ¿En qué tres criterios diferentes podrías basarte para fijar el precio? ¿Cuál de</text:p>
      <text:p text:style-name="P15">ellos crees que sería mejor?</text:p>
      <text:p text:style-name="P15">En lo que me cuesta preparar cada com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30T09:15:29.982905134</meta:creation-date>
    <dc:date>2019-11-18T09:16:42.769493949</dc:date>
    <dc:creator>I103-02 </dc:creator>
    <meta:editing-duration>PT11M24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29" meta:word-count="287" meta:character-count="1710" meta:non-whitespace-character-count="1458"/>
  </office:meta>
</office:document-meta>
</file>